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096eb" officeooo:paragraph-rsid="000096eb" style:font-size-asian="28pt" style:font-size-complex="32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096eb" officeooo:paragraph-rsid="000096eb" style:font-size-asian="12.25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officeooo:rsid="000096eb" officeooo:paragraph-rsid="000096eb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officeooo:rsid="00011ded" officeooo:paragraph-rsid="00011ded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11ded" officeooo:paragraph-rsid="00011ded" style:font-size-asian="12.25pt" style:font-size-complex="14pt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4pt" officeooo:rsid="00011ded" officeooo:paragraph-rsid="00011ded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11ded" officeooo:paragraph-rsid="0005412a" style:font-size-asian="12.25pt" style:font-size-complex="14pt"/>
    </style:style>
    <style:style style:name="P8" style:family="paragraph" style:parent-style-name="Standard" style:list-style-name="L4">
      <style:paragraph-properties fo:text-align="justify" style:justify-single-word="false"/>
      <style:text-properties fo:font-size="14pt" officeooo:rsid="0002f8db" officeooo:paragraph-rsid="0002f8db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5412a" officeooo:paragraph-rsid="0005412a" style:font-size-asian="12.25pt" style:font-size-complex="14pt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4pt" officeooo:rsid="00074678" officeooo:paragraph-rsid="00074678" style:font-size-asian="12.25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officeooo:rsid="000d6355" officeooo:paragraph-rsid="000d6355" style:font-size-asian="12.25pt" style:font-size-complex="14pt"/>
    </style:style>
    <style:style style:name="P12" style:family="paragraph" style:parent-style-name="Standard" style:list-style-name="L5">
      <style:paragraph-properties fo:text-align="justify" style:justify-single-word="false"/>
      <style:text-properties fo:font-size="14pt" officeooo:rsid="000d6355" officeooo:paragraph-rsid="000d6355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d6355" officeooo:paragraph-rsid="000d6355" style:font-size-asian="12.25pt" style:font-size-complex="14pt"/>
    </style:style>
    <style:style style:name="P14" style:family="paragraph" style:parent-style-name="Standard" style:list-style-name="L5">
      <style:paragraph-properties fo:text-align="justify" style:justify-single-word="false"/>
      <style:text-properties fo:font-size="14pt" officeooo:rsid="000eb1d3" officeooo:paragraph-rsid="000eb1d3" style:font-size-asian="12.25pt" style:font-size-complex="14pt"/>
    </style:style>
    <style:style style:name="P15" style:family="paragraph" style:parent-style-name="Standard" style:list-style-name="L5">
      <style:paragraph-properties fo:text-align="justify" style:justify-single-word="false"/>
      <style:text-properties fo:font-size="14pt" officeooo:rsid="000eb1d3" officeooo:paragraph-rsid="000f13c3" style:font-size-asian="12.25pt" style:font-size-complex="14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bold" officeooo:rsid="000096eb" officeooo:paragraph-rsid="000096eb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bold" officeooo:rsid="0010c318" officeooo:paragraph-rsid="0010c318" style:font-size-asian="12.25pt" style:font-weight-asian="bold" style:font-size-complex="14pt" style:font-weight-complex="bold"/>
    </style:style>
    <style:style style:name="T1" style:family="text">
      <style:text-properties officeooo:rsid="00016be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13c3" style:font-weight-asian="bold" style:font-weight-complex="bold"/>
    </style:style>
    <style:style style:name="T5" style:family="text">
      <style:text-properties officeooo:rsid="00042a66"/>
    </style:style>
    <style:style style:name="T6" style:family="text">
      <style:text-properties officeooo:rsid="0009cd98"/>
    </style:style>
    <style:style style:name="T7" style:family="text">
      <style:text-properties officeooo:rsid="000e25f4"/>
    </style:style>
    <style:style style:name="T8" style:family="text">
      <style:text-properties officeooo:rsid="000f13c3"/>
    </style:style>
    <style:style style:name="T9" style:family="text">
      <style:text-properties fo:font-weight="normal" officeooo:rsid="000f13c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DE ARCHIVOS</text:p>
      <text:p text:style-name="P1"/>
      <text:list xml:id="list1882028604387157006" text:style-name="L1">
        <text:list-item>
          <text:p text:style-name="P17">Alumno: <text:tab/>Martínez Vera, Jason</text:p>
        </text:list-item>
        <text:list-item>
          <text:p text:style-name="P16">Resumen</text:p>
        </text:list-item>
      </text:list>
      <text:p text:style-name="P2"/>
      <text:p text:style-name="P2"><text:tab/>Se ha implementado un servidor de archivos, con tolerancia a fallos. Consta de 3 partes: el Servidor, las Replicas y los Clientes.<text:tab/></text:p>
      <text:p text:style-name="P2"/>
      <text:list xml:id="list50302257921554" text:continue-numbering="true" text:style-name="L1">
        <text:list-item>
          <text:p text:style-name="P16">Descripción</text:p>
          <text:p text:style-name="P3"/>
          <text:list>
            <text:list-item>
              <text:p text:style-name="P4"><text:span text:style-name="T3">Client</text:span>:</text:p>
            </text:list-item>
          </text:list>
        </text:list-item>
      </text:list>
      <text:p text:style-name="P5"><text:tab/><text:tab/>Esta identificado por un &lt;username&gt; y <text:span text:style-name="T1">puede realizar</text:span> las siguientes <text:span text:style-name="T1">operaciones</text:span>: </text:p>
      <text:list xml:id="list8663915995359477796" text:style-name="L3">
        <text:list-item>
          <text:p text:style-name="P6">sub<text:span text:style-name="T5">e</text:span> &lt;archivo&gt;</text:p>
        </text:list-item>
        <text:list-item>
          <text:p text:style-name="P6">baja &lt;archivo&gt;</text:p>
          <text:p text:style-name="P10">El cliente se puede descontectar y consultar luego sus archivos.</text:p>
          <text:p text:style-name="P10"/>
        </text:list-item>
      </text:list>
      <text:list xml:id="list50303226966226" text:continue-list="list50302257921554" text:style-name="L1">
        <text:list-item>
          <text:list>
            <text:list-item>
              <text:p text:style-name="P4"><text:span text:style-name="T3">Server</text:span>:</text:p>
            </text:list-item>
          </text:list>
        </text:list-item>
      </text:list>
      <text:p text:style-name="P7"><text:tab/><text:tab/><text:span text:style-name="T1">Se encarga de administrar los clientes y las replicas; crea un hilo por cada conección con los clientes o replicas.</text:span></text:p>
      <text:p text:style-name="P7"/>
      <text:p text:style-name="P7"><text:span text:style-name="T1"><text:tab/><text:tab/>Tiene los siguientes flujos:</text:span></text:p>
      <text:list xml:id="list1530799665075848711" text:style-name="L4">
        <text:list-item>
          <text:p text:style-name="P8">Cuando el cliente solicita subir un archivo, este recibe el archivo y envia una copia a cada una de las replicas.</text:p>
        </text:list-item>
        <text:list-item>
          <text:p text:style-name="P8">Cuando el cliente solicita bajar un archivo, primero se solicita alguna <text:span text:style-name="T2">replica </text:span>que este disponible y se le solicita el archivo; luego el archivo se envia a el cliente.</text:p>
          <text:p text:style-name="P8"/>
        </text:list-item>
      </text:list>
      <text:list xml:id="list50301164138591" text:continue-list="list50303226966226" text:style-name="L1">
        <text:list-item>
          <text:list>
            <text:list-item>
              <text:p text:style-name="P4"><text:span text:style-name="T3">Replica:</text:span></text:p>
            </text:list-item>
          </text:list>
        </text:list-item>
      </text:list>
      <text:p text:style-name="P9"><text:tab/><text:tab/>Se comunica <text:span text:style-name="T6">con el Server y almacena las copias de los archivos que se le envia. Si es la replica actual, entonces tambien puede enviar los archivos cuando se le solicit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50303265772108" text:continue-numbering="true" text:style-name="L1">
        <text:list-item>
          <text:p text:style-name="P11"><text:span text:style-name="T3">Implementación</text:span>:</text:p>
        </text:list-item>
      </text:list>
      <text:p text:style-name="P13"><text:tab/><text:tab/><text:span text:style-name="T7">Proyectos en NetBeans.</text:span></text:p>
      <text:list xml:id="list541132967337265878" text:style-name="L5">
        <text:list-item>
          <text:p text:style-name="P12">FileServerMaster</text:p>
        </text:list-item>
        <text:list-item>
          <text:p text:style-name="P12">FileServerClient</text:p>
          <text:list>
            <text:list-item>
              <text:p text:style-name="P14">Contine una carpeta <text:span text:style-name="T3">files</text:span>: es la carpeta de archivos de los clientes</text:p>
            </text:list-item>
          </text:list>
        </text:list-item>
        <text:list-item>
          <text:p text:style-name="P12">FileServerReplica</text:p>
          <text:list>
            <text:list-item>
              <text:p text:style-name="P15">Contine una carpeta <text:span text:style-name="T3">files</text:span>: es la carpeta de archivos de los <text:span text:style-name="T8">replicas, y se crea dinamicamente carpetas </text:span><text:span text:style-name="T4">replicaXXX </text:span><text:span text:style-name="T9">segun la actua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04:34:33.020776370</meta:creation-date>
    <dc:date>2015-05-19T05:03:01.107241152</dc:date>
    <meta:editing-duration>PT24M31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2" meta:paragraph-count="26" meta:word-count="223" meta:character-count="1309" meta:non-whitespace-character-count="1115"/>
  </office:meta>
</office:document-meta>
</file>